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 style:list-style-name="L12">
      <style:paragraph-properties fo:text-align="start" style:justify-single-word="false"/>
    </style:style>
    <style:style style:name="P13" style:family="paragraph" style:parent-style-name="Standard" style:list-style-name="L6"/>
    <style:style style:name="P14" style:family="paragraph" style:parent-style-name="Standard" style:list-style-name="L7"/>
    <style:style style:name="P15" style:family="paragraph" style:parent-style-name="Standard" style:list-style-name="L8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1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>Puntos importantes para llevar acabo una tesis </text:span><text:tab/></text:p>
      <text:p text:style-name="P2"/>
      <text:p text:style-name="P2"/>
      <text:p text:style-name="P2"/>
      <text:p text:style-name="P2"><text:tab/><text:span text:style-name="T1">Introduccion:</text:span></text:p>
      <text:p text:style-name="P7"/>
      <text:p text:style-name="P7"/>
      <text:p text:style-name="P7"><text:tab/>Momentos importantes en el desarrollo de una tesis</text:p>
      <text:list xml:id="list277772547293668974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La escritura del documento que es la demostracion de la capacidad del aspirante para diseñar, estructurar, organizar y ejecutar una investigacion.</text:p>
                        </text:list-item>
                        <text:list-item>
                          <text:p text:style-name="P3">La defensa, que es la demostracion de la capcidad del aspitante, de convencer acerca de que sus resutados son valederos, expresandolos con coherencia, organicidad y en forma sintetica.</text:p>
                          <text:p text:style-name="P3"/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tab/><text:span text:style-name="T1">Otros aspectos a considerar para el proyecto de tesis son:</text:span></text:p>
      <text:list xml:id="list652113523357034123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Ampliacion de los limites del conocimiento en un area especifica</text:p>
                            </text:list-item>
                            <text:list-item>
                              <text:p text:style-name="P4">Demostracion de conocimientos basicos sobre el tema</text:p>
                            </text:list-item>
                            <text:list-item>
                              <text:p text:style-name="P4">Evaluacion critica sobre la bibliografia e investigaciones precedentes.</text:p>
                            </text:list-item>
                            <text:list-item>
                              <text:p text:style-name="P4">Manejo adecuado de las tecnicas o de la introduccion de tecnicas</text:p>
                            </text:list-item>
                            <text:list-item>
                              <text:p text:style-name="P4">Demostracion de la adqusicion de criterios novedosos </text:p>
                              <text:p text:style-name="P4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tab/></text:p>
      <text:p text:style-name="P2"><text:tab/><text:span text:style-name="T1">Requisitos para la escritura de la tesis</text:span></text:p>
      <text:p text:style-name="P2"/>
      <text:list xml:id="list5642904482424351219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Unidad</text:p>
                                </text:list-item>
                                <text:list-item>
                                  <text:p text:style-name="P5">Demostracion</text:p>
                                </text:list-item>
                                <text:list-item>
                                  <text:p text:style-name="P5">Profundidad</text:p>
                                </text:list-item>
                                <text:list-item>
                                  <text:p text:style-name="P5">Originalida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7"/>
      <text:p text:style-name="P7"><text:tab/>Demostrar los siguientes puntos</text:p>
      <text:p text:style-name="P7"/>
      <text:list xml:id="list217702529586084645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6">Problema-objeto de estudio</text:p>
                                </text:list-item>
                                <text:list-item>
                                  <text:p text:style-name="P6">Objeto de estudio-campo de accion</text:p>
                                </text:list-item>
                                <text:list-item>
                                  <text:p text:style-name="P6">Campo de accion- objetivo</text:p>
                                </text:list-item>
                                <text:list-item>
                                  <text:p text:style-name="P6">pronlema-objetivo-poblacion</text:p>
                                </text:list-item>
                                <text:list-item>
                                  <text:p text:style-name="P6">objetivo-tareas investigativas</text:p>
                                </text:list-item>
                                <text:list-item>
                                  <text:p text:style-name="P6">tareas investigativas-metodos de investigacion</text:p>
                                </text:list-item>
                                <text:list-item>
                                  <text:p text:style-name="P6">problema-objetivo-idea cientifica</text:p>
                                </text:list-item>
                                <text:list-item>
                                  <text:p text:style-name="P6">Diseño de investigacion-estructura de la tesis</text:p>
                                </text:list-item>
                                <text:list-item>
                                  <text:p text:style-name="P6">objetivos-resultados</text:p>
                                </text:list-item>
                                <text:list-item>
                                  <text:p text:style-name="P6">resultados-discusion</text:p>
                                </text:list-item>
                                <text:list-item>
                                  <text:p text:style-name="P6">objetivos-conclusiones</text:p>
                                </text:list-item>
                                <text:list-item>
                                  <text:p text:style-name="P6">conclusiones-recomendacione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tab/></text:p>
      <text:p text:style-name="Standard"><text:soft-page-break/><text:span text:style-name="T1"/></text:p>
      <text:p text:style-name="Standard"><text:span text:style-name="T1"><text:tab/>Estructura de la tesis:</text:span></text:p>
      <text:list xml:id="list2840553464959621768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<text:span text:style-name="T2">Titulo</text:span></text:p>
                        </text:list-item>
                        <text:list-item>
                          <text:p text:style-name="P13"><text:span text:style-name="T2">capitulo 1</text:span></text:p>
                          <text:list>
                            <text:list-header>
                              <text:p text:style-name="P13"><text:span text:style-name="T2">2.1 <text:s/>Introduccion</text:span></text:p>
                              <text:p text:style-name="P13"><text:span text:style-name="T2">2.2 <text:s/>contexto historico </text:span></text:p>
                              <text:p text:style-name="P13"><text:span text:style-name="T2">2.3 <text:s/>antecedentes</text:span></text:p>
                              <text:p text:style-name="P13"><text:span text:style-name="T2">2.4 <text:s/>justificacion</text:span></text:p>
                              <text:p text:style-name="P13"><text:span text:style-name="T2">2.5 definicion del problema cientifico</text:span></text:p>
                              <text:p text:style-name="P13"><text:span text:style-name="T2">2.6 <text:s/>planteamiento de la hipotesis </text:span></text:p>
                            </text:list-header>
                          </text:list>
                        </text:list-item>
                        <text:list-item>
                          <text:p text:style-name="P13"><text:span text:style-name="T2">capitulo 2</text:span></text:p>
                          <text:list>
                            <text:list-header>
                              <text:p text:style-name="P13"><text:span text:style-name="T2">3.1 situacion actual o diagnostico del objeto</text:span></text:p>
                              <text:p text:style-name="P13"><text:span text:style-name="T2">3.2 determinacion de la tendencia terrritoriales</text:span></text:p>
                              <text:p text:style-name="P13"><text:span text:style-name="T2">3.3 bases para la conformacion del modelo teorico</text:span></text:p>
                              <text:p text:style-name="P13"><text:span text:style-name="T2">3.4 antecedentes teoricos</text:span></text:p>
                              <text:p text:style-name="P13"><text:span text:style-name="T2">3.5 teorias existentes, sistematizacion</text:span></text:p>
                              <text:p text:style-name="P13"><text:span text:style-name="T2">3.6 correspondencia con la hipotesis</text:span></text:p>
                              <text:p text:style-name="P13"><text:span text:style-name="T2">3.7 proceso investigativo desarrollado </text:span></text:p>
                              <text:p text:style-name="P13"><text:span text:style-name="T2">3.8 resultados teoricos de la revison bibliografica y documental</text:span></text:p>
                              <text:p text:style-name="P13"><text:span text:style-name="T2">3.9 plantear los conceptos y definiciones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655410494920923461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2">capitulo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0416288" text:continue-list="list2840553464959621768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"><text:span text:style-name="T2">4.1 conceptos y definiciones</text:span></text:p>
                              <text:p text:style-name="P13"><text:span text:style-name="T2">4.2 aspectos con definicion particular o especifica</text:span></text:p>
                              <text:p text:style-name="P13"><text:span text:style-name="T2">4.3 de ser pocas definiciones pueden ser recogidas en el marco teorico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766734888558874184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2">capitulo 4</text:span></text:p>
                          <text:p text:style-name="P15"><text:span text:style-name="T2"><text:s text:c="6"/>5.1 <text:s/>objetivos</text:span></text:p>
                        </text:list-item>
                        <text:list-item>
                          <text:p text:style-name="P15"><text:span text:style-name="T2">capitulo 6</text:span></text:p>
                          <text:p text:style-name="P15"><text:span text:style-name="T2"><text:s text:c="7"/>6.1 diseño metodologic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/></text:p>
      <text:p text:style-name="Standard"><text:span text:style-name="T2"><text:tab/></text:span><text:span text:style-name="T1">Metodos de analisis historico y logico</text:span></text:p>
      <text:list xml:id="list6669965656817682588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2">metodo historico</text:span></text:p>
                        </text:list-item>
                        <text:list-item>
                          <text:p text:style-name="P16"><text:span text:style-name="T2">metodos log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<text:s/></text:span></text:p>
      <text:p text:style-name="Standard"><text:span text:style-name="T2"><text:tab/></text:span><text:span text:style-name="T1">Seleccion de las variables</text:span></text:p>
      <text:p text:style-name="P8"><text:span text:style-name="T2"><text:tab/> <text:s text:c="17"/>1. Las variables deben seleccionarse en correspondencia con el problema de <text:s text:c="16"/>investigación y los objetivos</text:span></text:p>
      <text:p text:style-name="Standard"><text:span text:style-name="T2"/></text:p>
      <text:p text:style-name="P10"><text:tab/>Procedimientos</text:p>
      <text:list xml:id="list3512010958616619235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7"><text:span text:style-name="T2">Tipo de instrumento empleado</text:span></text:p>
                                </text:list-item>
                                <text:list-item>
                                  <text:p text:style-name="P17"><text:span text:style-name="T2">breve descripcion del insturumento aplicado</text:span></text:p>
                                </text:list-item>
                                <text:list-item>
                                  <text:p text:style-name="P17"><text:span text:style-name="T2">aplicar el instrumento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><text:s/></text:span></text:p>
      <text:p text:style-name="Standard"><text:span text:style-name="T2"><text:tab/></text:span><text:span text:style-name="T1">Metodos de recoleccion de la informacion</text:span></text:p>
      <text:list xml:id="list9140747260727126933"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8"><text:span text:style-name="T2">procesamiento estadistico</text:span></text:p>
                                    </text:list-item>
                                    <text:list-item>
                                      <text:p text:style-name="P18"><text:span text:style-name="T2">triangulacion</text:span></text:p>
                                    </text:list-item>
                                    <text:list-item>
                                      <text:p text:style-name="P18"><text:span text:style-name="T2">al final:empleo de una pc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<text:tab/></text:span></text:p>
      <text:p text:style-name="P10"><text:tab/>Conclusiones</text:p>
      <text:p text:style-name="P8"><text:span text:style-name="T2"><text:tab/><text:tab/>1. Deben constituir generalizaciones científico teóricas, no una repetición de los <text:s text:c="3"/>resultados. Deben dar respuesta a los objetivos investigativos y a las preguntas científicas. Deben ser concretas, no enumeradas sino con marcadores (plecas). Tienen que estar interrelacionadas con el análisis y discusión de los resultados: deben derivarse de ellos</text:span></text:p>
      <text:p text:style-name="Standard"><text:span text:style-name="T2"><text:tab/></text:span><text:span text:style-name="T1">Recomendaciones</text:span></text:p>
      <text:p text:style-name="Standard"><text:span text:style-name="T2"><text:tab/><text:tab/>1 Concretas, no enumeradas sino con marcadores (plecas). </text:span></text:p>
      <text:p text:style-name="Standard"><text:span text:style-name="T2"><text:tab/><text:tab/>2 Deben relacionarse estrechamente con las conclusiones. </text:span></text:p>
      <text:p text:style-name="P8"><text:span text:style-name="T2"><text:tab/> <text:s text:c="3"/>3 Esta relación NO tiene que ser unívoca, pues una conclusión puede requerir varias <text:s text:c="9"/>recomendaciones y varias conclusiones conllevar una misma recomendación</text:span></text:p>
      <text:p text:style-name="P8"><text:span text:style-name="T2"/></text:p>
      <text:p text:style-name="P11"><text:span text:style-name="T2"><text:tab/></text:span><text:span text:style-name="T1">Referencias bibliograficas</text:span></text:p>
      <text:list xml:id="list496244267626051167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<text:span text:style-name="T2">Puede elegirse las normas de Vancouver o las de la AP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2"/></text:p>
      <text:p text:style-name="P11"><text:span text:style-name="T1"/></text:p>
      <text:p text:style-name="P11"><text:span text:style-name="T1"><text:tab/><text:tab/> <text:s text:c="5"/></text:span></text:p>
      <text:p text:style-name="P9"/>
      <text:p text:style-name="P8"><text:span text:style-name="T2"/></text:p>
      <text:p text:style-name="P11"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s-novelty_7e_LT_7e_Gliederung_20_1" style:display-name="prs-novelty~LT~Gliederung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prs-novelty_7e_LT_7e_Gliederung_20_2" style:display-name="prs-novelty~LT~Gliederung 2" style:family="paragraph" style:parent-style-name="prs-novelty_7e_LT_7e_Gliederung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prs-novelty_7e_LT_7e_Gliederung_20_3" style:display-name="prs-novelty~LT~Gliederung 3" style:family="paragraph" style:parent-style-name="prs-novelty_7e_LT_7e_Gliederung_20_2">
      <style:text-properties fo:font-size="24pt" style:font-size-asian="24pt" style:font-size-complex="24pt"/>
    </style:style>
    <style:style style:name="prs-novelty_7e_LT_7e_Gliederung_20_4" style:display-name="prs-novelty~LT~Gliederung 4" style:family="paragraph" style:parent-style-name="prs-novelty_7e_LT_7e_Gliederung_20_3">
      <style:text-properties fo:font-size="20pt" style:font-size-asian="20pt" style:font-size-complex="20pt"/>
    </style:style>
    <style:style style:name="prs-novelty_7e_LT_7e_Gliederung_20_5" style:display-name="prs-novelty~LT~Gliederung 5" style:family="paragraph" style:parent-style-name="prs-novelty_7e_LT_7e_Gliederung_20_4"/>
    <style:style style:name="prs-novelty_7e_LT_7e_Gliederung_20_6" style:display-name="prs-novelty~LT~Gliederung 6" style:family="paragraph" style:parent-style-name="prs-novelty_7e_LT_7e_Gliederung_20_5"/>
    <style:style style:name="prs-novelty_7e_LT_7e_Gliederung_20_7" style:display-name="prs-novelty~LT~Gliederung 7" style:family="paragraph" style:parent-style-name="prs-novelty_7e_LT_7e_Gliederung_20_6"/>
    <style:style style:name="prs-novelty_7e_LT_7e_Gliederung_20_8" style:display-name="prs-novelty~LT~Gliederung 8" style:family="paragraph" style:parent-style-name="prs-novelty_7e_LT_7e_Gliederung_20_7"/>
    <style:style style:name="prs-novelty_7e_LT_7e_Gliederung_20_9" style:display-name="prs-novelty~LT~Gliederung 9" style:family="paragraph" style:parent-style-name="prs-novelty_7e_LT_7e_Gliederung_20_8"/>
    <style:style style:name="prs-novelty_7e_LT_7e_Titel" style:display-name="prs-novelty~LT~Titel" style:family="paragraph">
      <style:paragraph-properties fo:text-align="center" style:justify-single-word="false" style:text-autospace="none"/>
      <style:text-properties fo:color="#99284c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prs-novelty_7e_LT_7e_Untertitel" style:display-name="prs-novelty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99284c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prs-novelty_7e_LT_7e_Notizen" style:display-name="prs-novelty~LT~Notizen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prs-novelty_7e_LT_7e_Hintergrundobjekte" style:display-name="prs-novelty~LT~Hintergrundobjekte" style:family="paragraph">
      <style:paragraph-properties style:text-autospace="none"/>
      <style:text-properties style:font-name="Thorndale" style:font-name-asian="Thorndale" style:font-name-complex="Thorndale"/>
    </style:style>
    <style:style style:name="prs-novelty_7e_LT_7e_Hintergrund" style:display-name="prs-novelty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fo:color="#99284c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Objetos_20_de_20_fondo" style:display-name="Objetos de fondo" style:family="paragraph">
      <style:paragraph-properties style:text-autospace="none"/>
      <style:text-properties style:font-name="Thorndale" style:font-name-asian="Thorndale" style:font-name-complex="Thorndale"/>
    </style:style>
    <style:style style:name="Fondo" style:family="paragraph">
      <style:paragraph-properties style:text-autospace="none"/>
    </style:style>
    <style:style style:name="Notas" style:family="paragraph">
      <style:paragraph-properties style:text-autospace="none"/>
      <style:text-properties fo:color="#000000" style:text-outline="false" style:text-line-through-style="none" style:font-name="Thorndale" fo:font-size="24pt" fo:font-style="normal" fo:text-shadow="none" style:text-underline-style="none" fo:font-weight="normal" style:font-name-asian="Thorndale" style:font-size-asian="24pt" style:font-style-asian="normal" style:font-weight-asian="normal" style:font-name-complex="Thorndale" style:font-size-complex="24pt" style:font-style-complex="normal" style:font-weight-complex="normal"/>
    </style:style>
    <style:style style:name="Esquema_20_1" style:display-name="Esquema 1" style:family="paragraph">
      <style:paragraph-properties fo:margin-left="0cm" fo:margin-right="0cm" fo:text-align="start" style:justify-single-word="false" fo:text-indent="0cm" style:auto-text-indent="false" style:text-autospace="none"/>
      <style:text-properties fo:color="#333333" style:text-outline="false" style:text-line-through-style="none" style:font-name="Albany" fo:font-size="32pt" fo:font-style="normal" fo:text-shadow="none" style:text-underline-style="none" fo:font-weight="normal" style:font-name-asian="Albany" style:font-size-asian="32pt" style:font-style-asian="normal" style:font-weight-asian="normal" style:font-name-complex="Albany" style:font-size-complex="32pt" style:font-style-complex="normal" style:font-weight-complex="normal"/>
    </style:style>
    <style:style style:name="Esquema_20_2" style:display-name="Esquema 2" style:family="paragraph" style:parent-style-name="Esquema_20_1">
      <style:paragraph-properties fo:margin-left="0cm" fo:margin-right="0cm" fo:text-indent="-1.199cm" style:auto-text-indent="false">
        <style:tab-stops/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text-properties fo:font-size="20pt" style:font-size-asian="20pt" style:font-size-complex="20pt"/>
    </style:style>
    <style:style style:name="Esquema_20_5" style:display-name="Esquema 5" style:family="paragraph" style:parent-style-name="Esquema_20_4"/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Säule" style:family="paragraph">
      <style:paragraph-properties style:text-autospace="none"/>
    </style:style>
    <style:style style:name="WW-Título1" style:family="paragraph">
      <style:paragraph-properties fo:text-align="center" style:justify-single-word="false" style:text-autospace="none"/>
      <style:text-properties fo:color="#99284c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WW-Título12" style:family="paragraph">
      <style:paragraph-properties fo:text-align="center" style:justify-single-word="false" style:text-autospace="none"/>
      <style:text-properties fo:color="#99284c" style:text-outline="false" style:text-line-through-style="none" style:font-name="Albany" fo:font-size="40pt" fo:font-style="italic" fo:text-shadow="none" style:text-underline-style="none" fo:font-weight="bold" style:font-name-asian="Albany" style:font-size-asian="40pt" style:font-style-asian="italic" style:font-weight-asian="bold" style:font-name-complex="Albany" style:font-size-complex="40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ae gonzalez uribe</meta:initial-creator>
    <meta:creation-date>2019-09-05T08:14:21.64</meta:creation-date>
    <dc:date>2019-09-05T10:21:51.75</dc:date>
    <dc:creator>danae gonzalez uribe</dc:creator>
    <meta:editing-duration>PT14M46S</meta:editing-duration>
    <meta:editing-cycles>1</meta:editing-cycles>
    <meta:generator>OpenOffice/4.1.6$Win32 OpenOffice.org_project/416m1$Build-9790</meta:generator>
    <meta:document-statistic meta:table-count="0" meta:image-count="0" meta:object-count="0" meta:page-count="3" meta:paragraph-count="84" meta:word-count="480" meta:character-count="3395"/>
  </office:meta>
</office:document-meta>
</file>